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22" table:default-cell-style-name="Default"/>
        <table:table-row table:style-name="ro1"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Comment</text:p>
          </table:table-cell>
          <table:table-cell table:style-name="ce20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21" office:value-type="string" calcext:value-type="string">
            <text:p>DONE</text:p>
          </table:table-cell>
          <table:table-cell office:value-type="string" calcext:value-type="string">
            <text:p>SV2k22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Download</text:p>
          </table:table-cell>
          <table:table-cell table:style-name="ce20" office:value-type="string" calcext:value-type="string">
            <text:p>URL</text:p>
          </table:table-cell>
          <table:table-cell table:style-name="ce20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1" table:number-columns-repeated="1015" table:default-cell-style-name="ce29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24" office:value-type="string" calcext:value-type="string">
            <text:p>TODO</text:p>
          </table:table-cell>
          <table:table-cell table:style-name="ce24" office:value-type="string" calcext:value-type="string">
            <text:p>Memory</text:p>
          </table:table-cell>
          <table:table-cell table:style-name="ce24" office:value-type="string" calcext:value-type="string">
            <text:p>Comment</text:p>
          </table:table-cell>
          <table:table-cell table:style-name="ce24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];1;FIND(&quot;:&quot;;[.A2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OK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BONUS:SV22WE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table:formula="of:=MID([.A3];1;FIND(&quot;:&quot;;[.A3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AV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4];1;FIND(&quot;:&quot;;[.A4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CARLETW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];1;FIND(&quot;:&quot;;[.A5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ETHO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6];1;FIND(&quot;:&quot;;[.A6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ILLYGIA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7];1;FIND(&quot;:&quot;;[.A7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MISSING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8];1;FIND(&quot;:&quot;;[.A8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WOMAN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9];1;FIND(&quot;:&quot;;[.A9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ATASCII:LORIGIN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0];1;FIND(&quot;:&quot;;[.A10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THETRU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1];1;FIND(&quot;:&quot;;[.A11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DRAGONHU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2];1;FIND(&quot;:&quot;;[.A12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PONGFA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3];1;FIND(&quot;:&quot;;[.A13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ATASCII3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4];1;FIND(&quot;:&quot;;[.A14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HAPPYFOX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5];1;FIND(&quot;:&quot;;[.A15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AGEOFFA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6];1;FIND(&quot;:&quot;;[.A16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TWOM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7];1;FIND(&quot;:&quot;;[.A17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MSX:NHMB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8];1;FIND(&quot;:&quot;;[.A18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LINEARMO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9];1;FIND(&quot;:&quot;;[.A19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SILK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20];1;FIND(&quot;:&quot;;[.A20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21];1;FIND(&quot;:&quot;;[.A21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SNAIL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2];1;FIND(&quot;:&quot;;[.A22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7" office:value-type="string" calcext:value-type="string">
            <text:p>GAME256:SILLYLA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3];1;FIND(&quot;:&quot;;[.A23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MUTAC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4];1;FIND(&quot;:&quot;;[.A24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ONESCAPE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supported</text:p>
          </table:table-cell>
          <table:table-cell table:style-name="ce30" table:formula="of:=MID([.A25];1;FIND(&quot;:&quot;;[.A25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LASTNIN2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6];1;FIND(&quot;:&quot;;[.A26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PROHIBAN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7];1;FIND(&quot;:&quot;;[.A27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VILLAGE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8];1;FIND(&quot;:&quot;;[.A28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LOVETRIS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9];1;FIND(&quot;:&quot;;[.A29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NIN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0];1;FIND(&quot;:&quot;;[.A30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EADOW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1];1;FIND(&quot;:&quot;;[.A31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TRXLOGO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2];1;FIND(&quot;:&quot;;[.A32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INFHELI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3];1;FIND(&quot;:&quot;;[.A33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256:SIMPLASM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4];1;FIND(&quot;:&quot;;[.A34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JSPRITES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5];1;FIND(&quot;:&quot;;[.A35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SPACER</text:p>
          </table:table-cell>
          <table:table-cell table:number-columns-repeated="4"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6];1;FIND(&quot;:&quot;;[.A36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PEBBLES</text:p>
          </table:table-cell>
          <table:table-cell table:style-name="ce30" office:value-type="string" calcext:value-type="string">
            <text:p>OK (FIXED)</text:p>
          </table:table-cell>
          <table:table-cell table:number-columns-repeated="3"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7];1;FIND(&quot;:&quot;;[.A37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16K:AC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8];1;FIND(&quot;:&quot;;[.A38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16K:SILLYRIB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9];1;FIND(&quot;:&quot;;[.A39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6"/>
          <table:table-cell table:number-columns-repeated="1014"/>
        </table:table-row>
        <table:table-row table:style-name="ro1">
          <table:table-cell table:style-name="ce26" office:value-type="string" calcext:value-type="string">
            <text:p>INTRO16K:NINJA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0];1;FIND(&quot;:&quot;;[.A40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6" table:number-columns-repeated="1016"/>
        </table:table-row>
        <table:table-row table:style-name="ro1">
          <table:table-cell table:style-name="ce26" office:value-type="string" calcext:value-type="string">
            <text:p>INTRO16K:FLOATI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1];1;FIND(&quot;:&quot;;[.A41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UNIFIED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XMEN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ANTIC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OK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VOXEL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T100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WS202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REGUSKOR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NYD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VBXE:BURNBLIT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CHILTRO1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51];1;FIND(&quot;:&quot;;[.A51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style-name="ce40" table:number-columns-repeated="3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RYDEE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52];1;FIND(&quot;:&quot;;[.A52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BOL197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3];1;FIND(&quot;:&quot;;[.A53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PWRRA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4];1;FIND(&quot;:&quot;;[.A54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20" office:value-type="string" calcext:value-type="string">
            <text:p>Steps Required</text:p>
          </table:table-cell>
          <table:table-cell table:style-name="ce28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Not done</text:p>
          </table:table-cell>
          <table:table-cell table:style-name="ce28" table:formula="of:=COUNTIF(STEPS;&quot;&quot;)+COUNTIF(STEPS;&quot;TODO&quot;)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Steps Not OK</text:p>
          </table:table-cell>
          <table:table-cell table:style-name="ce28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Done</text:p>
          </table:table-cell>
          <table:table-cell table:style-name="ce33" table:formula="of:=1-[.B58]/[.B57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Available</text:p>
          </table:table-cell>
          <table:table-cell table:style-name="ce28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28" table:formula="of:=COUNTIF([.H2:.H54];&quot;NO&quot;)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TODO</text:p>
          </table:table-cell>
          <table:table-cell table:style-name="ce28" table:formula="of:=[.B61]-[.B62]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33" table:formula="of:=1-[.B63]/[.B61]" office:value-type="percentage" office:value="0.962264150943396" calcext:value-type="percentage">
            <text:p>96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uses</text:p>
          </table:table-cell>
          <table:table-cell table:style-name="ce21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ngs</text:p>
          </table:table-cell>
          <table:table-cell table:style-name="ce21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raphics</text:p>
          </table:table-cell>
          <table:table-cell table:style-name="ce21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tros</text:p>
          </table:table-cell>
          <table:table-cell table:style-name="ce21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mos</text:p>
          </table:table-cell>
          <table:table-cell table:style-name="ce21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mes</text:p>
          </table:table-cell>
          <table:table-cell table:style-name="ce21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4"/>
          <table:table-cell table:number-columns-repeated="60"/>
        </table:table-row>
        <table:table-row table:style-name="ro1">
          <table:table-cell table:style-name="ce21" office:value-type="string" calcext:value-type="string">
            <text:p>Wilds</text:p>
          </table:table-cell>
          <table:table-cell table:style-name="ce21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4:28:57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4:31:57.674000000</dc:date>
    <meta:editing-cycles>818</meta:editing-cycles>
    <meta:editing-duration>P12DT15H47M25S</meta:editing-duration>
    <meta:generator>LibreOffice/7.1.5.2$Windows_x86 LibreOffice_project/85f04e9f809797b8199d13c421bd8a2b025d52b5</meta:generator>
    <meta:document-statistic meta:table-count="3" meta:cell-count="55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